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F43000006D854A2A369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xsl:stylesheet xmlns:fo="http://www.w3.org/1999/XSL/Format" xmlns:xsl="http://www.w3.org/1999/XSL/Transform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version="1.0">
  <xsl:output method="xml" version="1.0" indent="yes"/>
  <xsl:template match="studienblaetter">
    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    <office:scripts/>
      <office:font-face-decls>
        <style:font-face style:name="Mangal1" svg:font-family="Mangal"/>
        <style:font-face style:name="Arial" svg:font-family="Arial" style:font-family-generic="roman" style:font-pitch="variable"/>
        <style:font-face style:name="Tahoma" svg:font-family="Tahoma" style:font-family-generic="roman" style:font-pitch="variable"/>
        <style:font-face style:name="Times New Roman" svg:font-family="'Times New Roman'" style:font-family-generic="roman" style:font-pitch="variable"/>
        <style:font-face style:name="Liberation Sans" svg:font-family="'Liberation Sans'" style:font-family-generic="swiss" style:font-pitch="variable"/>
        <style:font-face style:name="Arial1" svg:font-family="Arial" style:font-family-generic="system" style:font-pitch="variable"/>
        <style:font-face style:name="Mangal" svg:font-family="Mangal" style:font-family-generic="system" style:font-pitch="variable"/>
        <style:font-face style:name="Microsoft YaHei" svg:font-family="'Microsoft YaHei'" style:font-family-generic="system" style:font-pitch="variable"/>
        <style:font-face style:name="Tahoma1" svg:font-family="Tahoma" style:font-family-generic="system" style:font-pitch="variable"/>
        <style:font-face style:name="Times New Roman1" svg:font-family="'Times New Roman'" style:font-family-generic="system" style:font-pitch="variable"/>
      </office:font-face-decls>
      <office:automatic-styles>
        <style:style style:name="Tabelle1" style:family="table">
          <style:table-properties style:width="16.443cm" fo:margin-left="-0.199cm" fo:margin-top="0cm" fo:margin-bottom="0cm" table:align="left" style:writing-mode="lr-tb"/>
        </style:style>
        <style:style style:name="Tabelle1.A" style:family="table-column">
          <style:table-column-properties style:column-width="4.69cm"/>
        </style:style>
        <style:style style:name="Tabelle1.B" style:family="table-column">
          <style:table-column-properties style:column-width="7.5cm"/>
        </style:style>
        <style:style style:name="Tabelle1.C" style:family="table-column">
          <style:table-column-properties style:column-width="4.253cm"/>
        </style:style>
        <style:style style:name="Tabelle1.1" style:family="table-row">
          <style:table-row-properties style:min-row-height="1cm" fo:keep-together="auto"/>
        </style:style>
        <style:style style:name="Tabelle1.A1" style:family="table-cell">
          <style:table-cell-properties fo:background-color="#ffffff" fo:padding-left="0.199cm" fo:padding-right="0.191cm" fo:padding-top="0cm" fo:padding-bottom="0cm" fo:border="0.5pt solid #00000a">
            <style:background-image/>
          </style:table-cell-properties>
        </style:style>
        <style:style style:name="Tabelle1.2" style:family="table-row">
          <style:table-row-properties style:min-row-height="0.501cm" fo:keep-together="auto"/>
        </style:style>
        <style:style style:name="Tabelle2" style:family="table">
          <style:table-properties style:width="16.379cm" fo:margin-left="-0.199cm" fo:margin-top="0cm" fo:margin-bottom="0cm" table:align="left" style:writing-mode="lr-tb"/>
        </style:style>
        <style:style style:name="Tabelle2.A" style:family="table-column">
          <style:table-column-properties style:column-width="5.84cm"/>
        </style:style>
        <style:style style:name="Tabelle2.B" style:family="table-column">
          <style:table-column-properties style:column-width="6.003cm"/>
        </style:style>
        <style:style style:name="Tabelle2.C" style:family="table-column">
          <style:table-column-properties style:column-width="4.537cm"/>
        </style:style>
        <style:style style:name="Tabelle2.1" style:family="table-row">
          <style:table-row-properties fo:keep-together="auto"/>
        </style:style>
        <style:style style:name="Tabelle2.A1" style:family="table-cell">
          <style:table-cell-properties fo:background-color="#ffffff" fo:padding-left="0.199cm" fo:padding-right="0.191cm" fo:padding-top="0cm" fo:padding-bottom="0cm" fo:border="0.5pt solid #00000a">
            <style:background-image/>
          </style:table-cell-properties>
        </style:style>
        <style:style style:name="Tabelle3" style:family="table">
          <style:table-properties style:width="16.443cm" fo:margin-left="-0.199cm" fo:margin-top="0cm" fo:margin-bottom="0cm" table:align="left" style:writing-mode="lr-tb"/>
        </style:style>
        <style:style style:name="Tabelle3.A" style:family="table-column">
          <style:table-column-properties style:column-width="7.689cm"/>
        </style:style>
        <style:style style:name="Tabelle3.B" style:family="table-column">
          <style:table-column-properties style:column-width="8.754cm"/>
        </style:style>
        <style:style style:name="Tabelle3.1" style:family="table-row">
          <style:table-row-properties style:min-row-height="0.801cm" fo:keep-together="auto"/>
        </style:style>
        <style:style style:name="Tabelle3.A1" style:family="table-cell">
          <style:table-cell-properties style:vertical-align="middle" fo:background-color="#ffffff" fo:padding-left="0.199cm" fo:padding-right="0.191cm" fo:padding-top="0cm" fo:padding-bottom="0cm" fo:border="0.5pt solid #00000a">
            <style:background-image/>
          </style:table-cell-properties>
        </style:style>
        <style:style style:name="Tabelle4" style:family="table">
          <style:table-properties style:width="16.443cm" fo:margin-left="-0.199cm" fo:margin-top="0cm" fo:margin-bottom="0cm" table:align="left" style:writing-mode="lr-tb"/>
        </style:style>
        <style:style style:name="Tabelle4.A" style:family="table-column">
          <style:table-column-properties style:column-width="3.69cm"/>
        </style:style>
        <style:style style:name="Tabelle4.B" style:family="table-column">
          <style:table-column-properties style:column-width="12.753cm"/>
        </style:style>
        <style:style style:name="Tabelle4.1" style:family="table-row">
          <style:table-row-properties fo:keep-together="auto"/>
        </style:style>
        <style:style style:name="Tabelle4.A1" style:family="table-cell">
          <style:table-cell-properties fo:padding-left="0.199cm" fo:padding-right="0.191cm" fo:padding-top="0cm" fo:padding-bottom="0cm" fo:border="0.5pt solid #00000a"/>
        </style:style>
        <style:style style:name="P1" style:family="paragraph" style:parent-style-name="Footer">
          <style:paragraph-properties>
            <style:tab-stops>
              <style:tab-stop style:position="8.001cm" style:type="center"/>
              <style:tab-stop style:position="15.998cm" style:type="right"/>
            </style:tab-stops>
          </style:paragraph-properties>
          <style:text-properties fo:font-size="8pt" style:font-size-asian="8pt" style:font-size-complex="8pt"/>
        </style:style>
        <style:style style:name="P2" style:family="paragraph" style:parent-style-name="Standard">
          <style:paragraph-properties>
            <style:tab-stops>
              <style:tab-stop style:position="6.752cm"/>
              <style:tab-stop style:position="13.002cm" style:type="right"/>
            </style:tab-stops>
          </style:paragraph-properties>
          <style:text-properties fo:font-size="11pt" style:font-size-asian="11pt" style:font-size-complex="11pt"/>
        </style:style>
        <style:style style:name="P3" style:family="paragraph" style:parent-style-name="Standard">
          <style:paragraph-properties>
            <style:tab-stops>
              <style:tab-stop style:position="6.752cm"/>
              <style:tab-stop style:position="13.002cm" style:type="right"/>
            </style:tab-stops>
          </style:paragraph-properties>
        </style:style>
        <style:style style:name="P4" style:family="paragraph" style:parent-style-name="Standard">
          <style:paragraph-properties>
            <style:tab-stops>
              <style:tab-stop style:position="6.752cm"/>
              <style:tab-stop style:position="13.002cm" style:type="right"/>
            </style:tab-stops>
          </style:paragraph-properties>
          <style:text-properties fo:font-size="9pt" style:font-size-asian="9pt" style:font-size-complex="9pt"/>
        </style:style>
        <style:style style:name="P5" style:family="paragraph" style:parent-style-name="Standard">
          <style:paragraph-properties fo:text-align="end" style:justify-single-word="false">
            <style:tab-stops>
              <style:tab-stop style:position="6.752cm"/>
              <style:tab-stop style:position="13.002cm" style:type="right"/>
            </style:tab-stops>
          </style:paragraph-properties>
        </style:style>
        <style:style style:name="P6" style:family="paragraph" style:parent-style-name="Standard">
          <style:paragraph-properties fo:margin-top="0.106cm" fo:margin-bottom="0cm" style:contextual-spacing="false">
            <style:tab-stops>
              <style:tab-stop style:position="6.752cm"/>
              <style:tab-stop style:position="13.002cm" style:type="right"/>
            </style:tab-stops>
          </style:paragraph-properties>
        </style:style>
        <style:style style:name="P7" style:family="paragraph" style:parent-style-name="Standard">
          <style:paragraph-properties fo:margin-top="0.106cm" fo:margin-bottom="0cm" style:contextual-spacing="false">
            <style:tab-stops>
              <style:tab-stop style:position="6.752cm"/>
              <style:tab-stop style:position="13.002cm" style:type="right"/>
            </style:tab-stops>
          </style:paragraph-properties>
          <style:text-properties fo:font-size="11pt" style:font-size-asian="11pt" style:font-size-complex="11pt"/>
        </style:style>
        <style:style style:name="P8" style:family="paragraph" style:parent-style-name="Standard">
          <style:paragraph-properties fo:margin-top="0.106cm" fo:margin-bottom="0cm" style:contextual-spacing="false">
            <style:tab-stops>
              <style:tab-stop style:position="6.752cm"/>
              <style:tab-stop style:position="13.002cm" style:type="right"/>
            </style:tab-stops>
          </style:paragraph-properties>
          <style:text-properties fo:font-size="11pt" officeooo:rsid="00026b08" officeooo:paragraph-rsid="00026b08" style:font-size-asian="11pt" style:font-size-complex="11pt"/>
        </style:style>
        <style:style style:name="P9" style:family="paragraph" style:parent-style-name="Header">
          <style:paragraph-properties fo:margin-top="0.494cm" fo:margin-bottom="0.423cm" style:contextual-spacing="false">
            <style:tab-stops>
              <style:tab-stop style:position="7.502cm"/>
              <style:tab-stop style:position="9.502cm"/>
              <style:tab-stop style:position="14.753cm"/>
              <style:tab-stop style:position="15.503cm"/>
              <style:tab-stop style:position="16.002cm" style:type="right"/>
            </style:tab-stops>
          </style:paragraph-properties>
          <style:text-properties fo:font-size="11pt" style:font-size-asian="11pt" style:font-size-complex="11pt"/>
        </style:style>
        <style:style style:name="P10" style:family="paragraph" style:parent-style-name="Standard">
          <style:paragraph-properties fo:margin-top="0.106cm" fo:margin-bottom="0cm" style:contextual-spacing="false">
            <style:tab-stops>
              <style:tab-stop style:position="6.752cm"/>
              <style:tab-stop style:position="13.002cm" style:type="right"/>
            </style:tab-stops>
          </style:paragraph-properties>
          <style:text-properties fo:font-size="9pt" style:font-size-asian="9pt" style:font-size-complex="9pt"/>
        </style:style>
        <style:style style:name="P11" style:family="paragraph" style:parent-style-name="Standard">
          <style:paragraph-properties fo:margin-top="0.106cm" fo:margin-bottom="0cm" style:contextual-spacing="false">
            <style:tab-stops>
              <style:tab-stop style:position="6.752cm"/>
              <style:tab-stop style:position="13.002cm" style:type="right"/>
            </style:tab-stops>
          </style:paragraph-properties>
          <style:text-properties fo:font-size="9pt" officeooo:paragraph-rsid="00026b08" style:font-size-asian="9pt" style:font-size-complex="9pt"/>
        </style:style>
        <style:style style:name="P12" style:family="paragraph" style:parent-style-name="Standard">
          <style:paragraph-properties fo:margin-top="0.106cm" fo:margin-bottom="0cm" style:contextual-spacing="false">
            <style:tab-stops>
              <style:tab-stop style:position="6.752cm"/>
              <style:tab-stop style:position="13.002cm" style:type="right"/>
            </style:tab-stops>
          </style:paragraph-properties>
          <style:text-properties fo:font-size="11pt" officeooo:rsid="00026b08" officeooo:paragraph-rsid="00026b08" style:font-size-asian="11pt" style:font-size-complex="11pt"/>
        </style:style>
        <style:style style:name="P13" style:family="paragraph" style:parent-style-name="Standard">
          <style:paragraph-properties>
            <style:tab-stops>
              <style:tab-stop style:position="6.752cm"/>
              <style:tab-stop style:position="13.002cm" style:type="right"/>
            </style:tab-stops>
          </style:paragraph-properties>
          <style:text-properties fo:font-size="9pt" style:font-size-asian="9pt" style:font-size-complex="9pt"/>
        </style:style>
        <style:style style:name="P14" style:family="paragraph" style:parent-style-name="Standard">
          <style:paragraph-properties>
            <style:tab-stops>
              <style:tab-stop style:position="6.752cm"/>
              <style:tab-stop style:position="13.002cm" style:type="right"/>
            </style:tab-stops>
          </style:paragraph-properties>
          <style:text-properties fo:font-size="11pt" style:font-size-asian="11pt" style:font-size-complex="11pt"/>
        </style:style>
        <style:style style:name="P15" style:family="paragraph" style:parent-style-name="Standard">
          <style:paragraph-properties>
            <style:tab-stops>
              <style:tab-stop style:position="6.752cm"/>
              <style:tab-stop style:position="13.002cm" style:type="right"/>
            </style:tab-stops>
          </style:paragraph-properties>
          <style:text-properties fo:font-size="11pt" officeooo:rsid="00026b08" style:font-size-asian="11pt" style:font-size-complex="11pt"/>
        </style:style>
        <style:style style:name="P16" style:family="paragraph" style:parent-style-name="Header">
          <style:text-properties fo:font-size="8pt" style:font-size-asian="8pt" style:font-size-complex="8pt"/>
        </style:style>
        <style:style style:name="P17" style:family="paragraph" style:parent-style-name="Header" style:master-page-name="Standard">
          <style:paragraph-properties fo:margin-top="0.423cm" fo:margin-bottom="0.423cm" style:contextual-spacing="false" style:page-number="auto">
            <style:tab-stops>
              <style:tab-stop style:position="7.502cm"/>
              <style:tab-stop style:position="9.502cm"/>
              <style:tab-stop style:position="14.753cm"/>
              <style:tab-stop style:position="15.503cm"/>
              <style:tab-stop style:position="16.002cm" style:type="right"/>
            </style:tab-stops>
          </style:paragraph-properties>
          <style:text-properties fo:font-size="14pt" style:font-size-asian="14pt" style:font-size-complex="14pt"/>
        </style:style>
        <style:style style:name="P18" style:family="paragraph" style:parent-style-name="Header">
          <style:paragraph-properties fo:margin-top="0.423cm" fo:margin-bottom="0.423cm" style:contextual-spacing="false">
            <style:tab-stops>
              <style:tab-stop style:position="7.502cm"/>
              <style:tab-stop style:position="9.502cm"/>
              <style:tab-stop style:position="14.753cm"/>
              <style:tab-stop style:position="15.503cm"/>
              <style:tab-stop style:position="16.002cm" style:type="right"/>
            </style:tab-stops>
          </style:paragraph-properties>
          <style:text-properties fo:font-size="14pt" style:font-size-asian="14pt" style:font-size-complex="14pt"/>
        </style:style>
        <style:style style:name="P19" style:family="paragraph" style:parent-style-name="Standard">
          <style:paragraph-properties fo:text-align="end" style:justify-single-word="false" fo:margin-top="0.106cm" fo:margin-bottom="0cm" style:contextual-spacing="false"/>
          <style:text-properties fo:font-size="9pt" style:font-size-asian="9pt" style:font-size-complex="9pt"/>
        </style:style>
        <style:style style:name="T1" style:family="text">
          <style:text-properties fo:font-size="9pt" style:font-size-asian="9pt" style:font-size-complex="9pt"/>
        </style:style>
        <style:style style:name="T2" style:family="text">
          <style:text-properties fo:font-size="9pt" officeooo:rsid="00026b08" style:font-size-asian="9pt" style:font-size-complex="9pt"/>
        </style:style>
        <style:style style:name="T3" style:family="text">
          <style:text-properties fo:font-size="11pt" style:font-size-asian="11pt" style:font-size-complex="11pt"/>
        </style:style>
        <style:style style:name="T4" style:family="text">
          <style:text-properties officeooo:rsid="00026b08"/>
        </style:style>
        <style:style style:name="fr1" style:family="graphic" style:parent-style-name="Graphics">
    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    <style:background-image/>
          </style:graphic-properties>
        </style:style>
      </office:automatic-styles>
      <office:body>
        <xsl:apply-templates select="studienblatt"/>
      </office:body>
    </office:document-content>
  </xsl:template>
  <xsl:template match="studienblatt">
    <office:tex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svg="urn:oasis:names:tc:opendocument:xmlns:svg-compatible:1.0"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tudent Record</text:p>
      <text:p text:style-name="P18">Confirmation of Student Status</text:p>
      <text:p text:style-name="P9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table:number-columns-spanned="2" office:value-type="string">
            <text:p text:style-name="P10">Surname, Given Name</text:p>
            <text:p text:style-name="P8"><xsl:value-of select="nachname"/>, <xsl:value-of select="vorname"/></text:p>
          </table:table-cell>
          <table:covered-table-cell/>
          <table:table-cell table:style-name="Tabelle1.A1" office:value-type="string">
            <text:p text:style-name="P10">Personal ID Number</text:p>
            <text:p text:style-name="P8"><xsl:value-of select="matrikelnr"/></text:p>
          </table:table-cell>
        </table:table-row>
        <table:table-row table:style-name="Tabelle1.2">
          <table:table-cell table:style-name="Tabelle1.A1" table:number-columns-spanned="3" office:value-type="string">
            <text:p text:style-name="P10">Adress</text:p>
            <text:p text:style-name="P8"><xsl:value-of select="strasse"/>, <xsl:value-of select="plz"/></text:p>
          </table:table-cell>
          <table:covered-table-cell/>
          <table:covered-table-cell/>
        </table:table-row>
        <table:table-row table:style-name="Tabelle1.2">
          <table:table-cell table:style-name="Tabelle1.A1" office:value-type="string">
            <text:p text:style-name="P10">Date of Birth</text:p>
            <text:p text:style-name="P8"><xsl:value-of select="gebdatum"/></text:p>
          </table:table-cell>
          <table:table-cell table:style-name="Tabelle1.A1" office:value-type="string">
            <text:p text:style-name="P10">Place of Birth</text:p>
            <text:p text:style-name="P8"><xsl:value-of select="gebort"/></text:p>
          </table:table-cell>
          <table:table-cell table:style-name="Tabelle1.A1" office:value-type="string">
            <text:p text:style-name="P11">Sex</text:p>
            <text:p text:style-name="P8">
                        <xsl:choose>
							<xsl:when test="geschlecht='Männlich'">
								<xsl:text>Male</xsl:text>
							</xsl:when>
							<xsl:when test="geschlecht='Weiblich'">
								<xsl:text>Female</xsl:text>
							</xsl:when>
							<xsl:otherwise>
								<xsl:text>Unknown</xsl:text>
							</xsl:otherwise>
						</xsl:choose>                        
                        </text:p>
          </table:table-cell>
        </table:table-row>
      </table:table>
      <text:p text:style-name="P7"/>
      <text:p text:style-name="P7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table:number-columns-spanned="3" office:value-type="string">
            <text:p text:style-name="P10">Institution</text:p>
            <text:p text:style-name="P8">Fachhochschule Technikum Wien</text:p>
          </table:table-cell>
          <table:covered-table-cell/>
          <table:covered-table-cell/>
        </table:table-row>
        <table:table-row table:style-name="Tabelle2.1">
          <table:table-cell table:style-name="Tabelle2.A1" table:number-columns-spanned="2" office:value-type="string">
            <text:p text:style-name="P10">Degree Program</text:p>
            <text:p text:style-name="P8"><xsl:value-of select="studiengang"/></text:p>
          </table:table-cell>
          <table:covered-table-cell/>
          <table:table-cell table:style-name="Tabelle2.A1" office:value-type="string">
            <text:p text:style-name="P10">Program Code</text:p>
            <text:p text:style-name="P8"><xsl:value-of select="studiengang_kz"/></text:p>
          </table:table-cell>
        </table:table-row>
        <table:table-row table:style-name="Tabelle2.1">
          <table:table-cell table:style-name="Tabelle2.A1" office:value-type="string">
            <text:p text:style-name="P10">Bachelor / Master</text:p>
            <text:p text:style-name="P8"><xsl:value-of select="studiengang_typ"/></text:p>
          </table:table-cell>
          <table:table-cell table:style-name="Tabelle2.A1" office:value-type="string">
            <text:p text:style-name="P10">Organizational Structure</text:p>
            <text:p text:style-name="P8"><xsl:value-of select="orgform_bezeichnung"/></text:p>
          </table:table-cell>
          <table:table-cell table:style-name="Tabelle2.A1" office:value-type="string">
            <text:p text:style-name="P10">Language of Instruction</text:p>
            <text:p text:style-name="P8"><xsl:value-of select="studiengangSprache"/></text:p>
          </table:table-cell>
        </table:table-row>
        <table:table-row table:style-name="Tabelle2.1">
          <table:table-cell table:style-name="Tabelle2.A1" office:value-type="string">
            <text:p text:style-name="P10">ECTS</text:p>
            <text:p text:style-name="P8"><xsl:value-of select="ects_gesamt"/></text:p>
          </table:table-cell>
          <table:table-cell table:style-name="Tabelle2.A1" office:value-type="string">
            <text:p text:style-name="P10">ECTS per Semester</text:p>
            <text:p text:style-name="P8"><xsl:value-of select="ects_pro_semester"/></text:p>
          </table:table-cell>
          <table:table-cell table:style-name="Tabelle2.A1" office:value-type="string">
            <text:p text:style-name="P10">Usual Duration of Course</text:p>
            <text:p text:style-name="P8"><xsl:value-of select="regelstudiendauer"/></text:p>
          </table:table-cell>
        </table:table-row>
        <table:table-row table:style-name="Tabelle2.1">
          <table:table-cell table:style-name="Tabelle2.A1" table:number-columns-spanned="3" office:value-type="string">
            <text:p text:style-name="P6">
                            <text:span text:style-name="T1">Degree Awarded</text:span>
                        </text:p>
            <text:p text:style-name="P8"><xsl:value-of select="akadgrad"/></text:p>
          </table:table-cell>
          <table:covered-table-cell/>
          <table:covered-table-cell/>
        </table:table-row>
      </table:table>
      <text:p text:style-name="P2"/>
      <text:p text:style-name="P2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4">Date of Admission</text:p>
          </table:table-cell>
          <table:table-cell table:style-name="Tabelle3.A1" office:value-type="string">
            <text:p text:style-name="P2">
                            <text:span text:style-name="T4"><xsl:value-of select="studiensemester_beginndatum"/></text:span>
                        </text:p>
          </table:table-cell>
        </table:table-row>
        <table:table-row table:style-name="Tabelle3.1">
          <table:table-cell table:style-name="Tabelle3.A1" office:value-type="string">
            <text:p text:style-name="P4">First Semester of Study</text:p>
          </table:table-cell>
          <table:table-cell table:style-name="Tabelle3.A1" office:value-type="string">
            <text:p text:style-name="P2">
                            <text:span text:style-name="T4"><xsl:value-of select="studiensemester_beginn"/></text:span></text:p>
          </table:table-cell>
        </table:table-row>
        <table:table-row table:style-name="Tabelle3.1">
          <table:table-cell table:style-name="Tabelle3.A1" office:value-type="string">
            <text:p text:style-name="P4">Current Semester of Study</text:p>
          </table:table-cell>
          <table:table-cell table:style-name="Tabelle3.A1" office:value-type="string">
            <text:p text:style-name="P2">
                            <text:span text:style-name="T4"><xsl:value-of select="studiensemester_aktuell"/></text:span></text:p>
          </table:table-cell>
        </table:table-row>
        <table:table-row table:style-name="Tabelle3.1">
          <table:table-cell table:style-name="Tabelle3.A1" office:value-type="string">
            <text:p text:style-name="P4">Current Semester in Degree Program</text:p>
          </table:table-cell>
          <table:table-cell table:style-name="Tabelle3.A1" office:value-type="string">
            <text:p text:style-name="P2">
                            <text:span text:style-name="T4"><xsl:value-of select="ausbildungssemester_aktuell"/></text:span></text:p>
          </table:table-cell>
        </table:table-row>
        <table:table-row table:style-name="Tabelle3.1">
          <table:table-cell table:style-name="Tabelle3.A1" office:value-type="string">
            <text:p text:style-name="P4">Current Student Status</text:p>
          </table:table-cell>
          <table:table-cell table:style-name="Tabelle3.A1" office:value-type="string">
            <text:p text:style-name="P2">
                            <text:span text:style-name="T4"><xsl:value-of select="studierendenstatus_aktuell"/></text:span></text:p>
          </table:table-cell>
        </table:table-row>
        <table:table-row table:style-name="Tabelle3.1">
          <table:table-cell table:style-name="Tabelle3.A1" office:value-type="string">
            <text:p text:style-name="P4">Expected Final Semester of Study</text:p>
          </table:table-cell>
          <table:table-cell table:style-name="Tabelle3.A1" office:value-type="string">
            <text:p text:style-name="P2">
                            <text:span text:style-name="T4"><xsl:value-of select="voraussichtlichLetztesStudiensemester"/></text:span></text:p>
          </table:table-cell>
        </table:table-row>
        <table:table-row table:style-name="Tabelle3.1">
          <table:table-cell table:style-name="Tabelle3.A1" office:value-type="string">
            <text:p text:style-name="P4">Expected Date of Graduation</text:p>
          </table:table-cell>
          <table:table-cell table:style-name="Tabelle3.A1" office:value-type="string">
            <text:p text:style-name="P15"><xsl:value-of select="voraussichtlichLetztesStudiensemester_datum"/></text:p>
          </table:table-cell>
        </table:table-row>
      </table:table>
      <text:p text:style-name="P2"/>
      <text:p text:style-name="P2"/>
      <text:p text:style-name="P2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4"/>
            <text:p text:style-name="P4"/>
            <text:p text:style-name="P3">
                            <text:span text:style-name="T1">Date: </text:span>
                            <text:span text:style-name="T2"><xsl:value-of select="datum_aktuell"/></text:span>
                        </text:p>
          </table:table-cell>
          <table:table-cell table:style-name="Tabelle4.A1" office:value-type="string">
            <text:p text:style-name="P4"/>
            <text:p text:style-name="P5">
                            <text:span text:style-name="T1"><xsl:value-of select="stgl"/></text:span>
                        </text:p>
            <text:p text:style-name="P5">
                            <text:span text:style-name="T1">Program Director <xsl:value-of select="studiengang"/></text:span>
                        </text:p>
          </table:table-cell>
        </table:table-row>
      </table:table>
      <text:p text:style-name="P19"/>
      <text:p text:style-name="P19">Also valid without signature and official stamp</text:p>
    </office:text>
  </xsl:template>
</xsl:styleshee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de" fo:country="AT" style:letter-kerning="true" style:font-name-asian="Times New Roman1" style:font-size-asian="10pt" style:language-asian="de" style:country-asian="A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de" fo:country="AT" style:letter-kerning="true" style:font-name-asian="Times New Roman1" style:font-size-asian="10pt" style:language-asian="de" style:country-asian="A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20%">
        <style:tab-stops>
          <style:tab-stop style:position="9.502cm"/>
          <style:tab-stop style:position="16.002cm" style:type="right"/>
        </style:tab-stops>
      </style:paragraph-properties>
      <style:text-properties fo:language="de" fo:country="DE" fo:font-weight="bold" style:font-weight-asian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>
        <style:tab-stops>
          <style:tab-stop style:position="9.502cm"/>
          <style:tab-stop style:position="16.002cm" style:type="right"/>
        </style:tab-stops>
      </style:paragraph-properties>
      <style:text-properties fo:language="de" fo:country="D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>
        <style:tab-stops>
          <style:tab-stop style:position="9.502cm"/>
          <style:tab-stop style:position="16.002cm" style:type="right"/>
        </style:tab-stops>
      </style:paragraph-properties>
      <style:text-properties fo:language="de" fo:country="DE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Kopfzeile_20_Zchn" style:display-name="Kopfzeile Zchn" style:family="text"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Fußzeile_20_Zchn" style:display-name="Fußzeile Zchn" style:family="text"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font-size-asian="8pt" style:language-asian="de" style:country-asian="DE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8pt" style:font-size-asian="8pt" style:font-size-complex="8pt"/>
    </style:style>
    <style:style style:name="MP2" style:family="paragraph" style:parent-style-name="Footer">
      <style:paragraph-properties>
        <style:tab-stops>
          <style:tab-stop style:position="8.001cm" style:type="center"/>
          <style:tab-stop style:position="15.998cm" style:type="right"/>
        </style:tab-stops>
      </style:paragraph-properties>
      <style:text-properties fo:font-size="8pt" style:font-size-asian="8pt" style:font-size-complex="8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51cm" fo:margin-bottom="1cm" fo:margin-left="2.501cm" fo:margin-right="2.501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3.505cm" fo:margin-left="0cm" fo:margin-right="0cm" fo:margin-bottom="3.404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University of Applied Sciences Technikum Wien<draw:frame draw:style-name="Mfr1" draw:name="Bild 1" text:anchor-type="char" svg:x="11.007cm" svg:y="-0.656cm" svg:width="6.008cm" svg:height="2.699cm" draw:z-index="0">
						<draw:image xlink:href="Pictures/1000000000000F43000006D854A2A369.jpg" xlink:type="simple" xlink:show="embed" xlink:actuate="onLoad"/>
						<svg:desc>Logo FTW</svg:desc>
					</draw:frame>
				</text:p>
        <text:p text:style-name="Header">Höchstädtplatz 6</text:p>
        <text:p text:style-name="Header">1200 Wien</text:p>
        <text:p text:style-name="MP1">ZVR-Nr.:074476426, DVR-Nr.: 0928381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udiengang</dc:title>
    <meta:initial-creator>biribauer</meta:initial-creator>
    <meta:editing-cycles>10</meta:editing-cycles>
    <meta:print-date>2010-06-07T12:32:00</meta:print-date>
    <meta:creation-date>2014-02-13T15:42:00</meta:creation-date>
    <dc:date>2014-07-09T11:21:32.162000000</dc:date>
    <meta:editing-duration>P0D</meta:editing-duration>
    <meta:generator>LibreOffice/4.2.2.1$Windows_x86 LibreOffice_project/3be8cda0bddd8e430d8cda1ebfd581265cca5a0f</meta:generator>
    <meta:document-statistic meta:table-count="4" meta:image-count="1" meta:object-count="0" meta:page-count="1" meta:paragraph-count="55" meta:word-count="88" meta:character-count="876" meta:non-whitespace-character-count="843"/>
    <meta:user-defined meta:name="AppVersion">14.0000</meta:user-defined>
    <meta:user-defined meta:name="Company">Technikum Wi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